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203c52" officeooo:paragraph-rsid="00203c5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ANTONIO</text:p>
      <text:p text:style-name="P1">JOSE</text:p>
      <text:p text:style-name="P1">MANUEL</text:p>
      <text:p text:style-name="P1">FRANCISCO</text:p>
      <text:p text:style-name="P1">JUAN</text:p>
      <text:p text:style-name="P1">DAVID</text:p>
      <text:p text:style-name="P1">JOSE ANTONIO</text:p>
      <text:p text:style-name="P1">JAVIER</text:p>
      <text:p text:style-name="P1">JOSE LUIS</text:p>
      <text:p text:style-name="P1">FRANCISCOJAVIER</text:p>
      <text:p text:style-name="P1">DANIEL</text:p>
      <text:p text:style-name="P1">JESUS</text:p>
      <text:p text:style-name="P1">CARLOS</text:p>
      <text:p text:style-name="P1">MIGUEL</text:p>
      <text:p text:style-name="P1">ALEJANDRO</text:p>
      <text:p text:style-name="P1">JOSE MANUEL</text:p>
      <text:p text:style-name="P1">RAFAEL</text:p>
      <text:p text:style-name="P1">PEDRO</text:p>
      <text:p text:style-name="P1">MIGUEL ANGEL</text:p>
      <text:p text:style-name="P1">ANGEL</text:p>
      <text:p text:style-name="P1">JOSE MARIA</text:p>
      <text:p text:style-name="P1">FERNANDO</text:p>
      <text:p text:style-name="P1">PABLO</text:p>
      <text:p text:style-name="P1">LUIS</text:p>
      <text:p text:style-name="P1">SERGIO</text:p>
      <text:p text:style-name="P1">JORGE</text:p>
      <text:p text:style-name="P1">ALBERTO</text:p>
      <text:p text:style-name="P1">JUAN CARLOS</text:p>
      <text:p text:style-name="P1">JUAN JOSE</text:p>
      <text:p text:style-name="P1">ALVARO</text:p>
      <text:p text:style-name="P1">DIEGO</text:p>
      <text:p text:style-name="P1">ADRIAN</text:p>
      <text:p text:style-name="P1">RAUL</text:p>
      <text:p text:style-name="P1">JUAN ANTONIO</text:p>
      <text:p text:style-name="P1">ENRIQUE</text:p>
      <text:p text:style-name="P1">RAMON</text:p>
      <text:p text:style-name="P1">IVAN</text:p>
      <text:p text:style-name="P1">VICENTE</text:p>
      <text:p text:style-name="P1">RUBEN</text:p>
      <text:p text:style-name="P1">OSCAR</text:p>
      <text:p text:style-name="P1">ANDRES</text:p>
      <text:p text:style-name="P1">JOAQUIN</text:p>
      <text:p text:style-name="P1">JUAN MANUEL</text:p>
      <text:p text:style-name="P1">SANTIAGO</text:p>
      <text:p text:style-name="P1">EDUARDO</text:p>
      <text:p text:style-name="P1">VICTOR</text:p>
      <text:p text:style-name="P1">ROBERTO</text:p>
      <text:p text:style-name="P1">JAIME</text:p>
      <text:p text:style-name="P1">FRANCISCO JOSE</text:p>
      <text:p text:style-name="P1">MARIO</text:p>
      <text:p text:style-name="P1">IGNACIO</text:p>
      <text:p text:style-name="P1"><text:soft-page-break/>ALFONSO</text:p>
      <text:p text:style-name="P1">MARCOS</text:p>
      <text:p text:style-name="P1">SALVADOR</text:p>
      <text:p text:style-name="P1">RICARDO</text:p>
      <text:p text:style-name="P1">JORDI</text:p>
      <text:p text:style-name="P1">EMILIO</text:p>
      <text:p text:style-name="P1">JULIAN</text:p>
      <text:p text:style-name="P1">GUILLERMO</text:p>
      <text:p text:style-name="P1">JULIO</text:p>
      <text:p text:style-name="P1">GABRIEL</text:p>
      <text:p text:style-name="P1">TOMAS</text:p>
      <text:p text:style-name="P1">AGUSTIN</text:p>
      <text:p text:style-name="P1">JOSE MIGUEL</text:p>
      <text:p text:style-name="P1">HUGO</text:p>
      <text:p text:style-name="P1">MARC</text:p>
      <text:p text:style-name="P1">GONZALO</text:p>
      <text:p text:style-name="P1">JOSE RAMON</text:p>
      <text:p text:style-name="P1">MOHAMED</text:p>
      <text:p text:style-name="P1">FELIX</text:p>
      <text:p text:style-name="P1">JOAN</text:p>
      <text:p text:style-name="P1">NICOLAS</text:p>
      <text:p text:style-name="P1">ISMAEL</text:p>
      <text:p text:style-name="P1">CRISTIAN</text:p>
      <text:p text:style-name="P1">SAMUEL</text:p>
      <text:p text:style-name="P1">MARTIN</text:p>
      <text:p text:style-name="P1">JOSEP</text:p>
      <text:p text:style-name="P1">MARIANO</text:p>
      <text:p text:style-name="P1">AITOR</text:p>
      <text:p text:style-name="P1">JUAN FRANCISCO</text:p>
      <text:p text:style-name="P1">DOMINGO</text:p>
      <text:p text:style-name="P1">ALFREDO</text:p>
      <text:p text:style-name="P1">JOSE CARLOS</text:p>
      <text:p text:style-name="P1">SEBASTIAN</text:p>
      <text:p text:style-name="P1">HECTOR</text:p>
      <text:p text:style-name="P1">CESAR</text:p>
      <text:p text:style-name="P1">FELIPE</text:p>
      <text:p text:style-name="P1">IKER</text:p>
      <text:p text:style-name="P1">JOSE ANGEL</text:p>
      <text:p text:style-name="P1">JOSE IGNACIO</text:p>
      <text:p text:style-name="P1">VICTOR MANUEL</text:p>
      <text:p text:style-name="P1">ALEX</text:p>
      <text:p text:style-name="P1">LUIS MIGUEL</text:p>
      <text:p text:style-name="P1">GREGORIO</text:p>
      <text:p text:style-name="P1">RODRIGO</text:p>
      <text:p text:style-name="P1">JOSE FRANCISCO</text:p>
      <text:p text:style-name="P1">LUCAS</text:p>
      <text:p text:style-name="P1">JUAN LUIS</text:p>
      <text:p text:style-name="P1">ALBERT</text:p>
      <text:p text:style-name="P1">XAVIER</text:p>
      <text:p text:style-name="P1">LORENZO</text:p>
      <text:p text:style-name="P1">ESTEBAN</text:p>
      <text:p text:style-name="P1">CRISTOBAL</text:p>
      <text:p text:style-name="P1"><text:soft-page-break/>ANTONIO JOSE</text:p>
      <text:p text:style-name="P1">ARTURO</text:p>
      <text:p text:style-name="P1">EUGENIO</text:p>
      <text:p text:style-name="P1">BORJA</text:p>
      <text:p text:style-name="P1">PAU</text:p>
      <text:p text:style-name="P1">JOSE JAVIER</text:p>
      <text:p text:style-name="P1">JUAN MIGUEL</text:p>
      <text:p text:style-name="P1">JESUS MARIA</text:p>
      <text:p text:style-name="P1">ANTONIO JESUS</text:p>
      <text:p text:style-name="P1">JAUME</text:p>
      <text:p text:style-name="P1">FRANCISCO MANUEL</text:p>
      <text:p text:style-name="P1">AARON</text:p>
      <text:p text:style-name="P1">VALENTIN</text:p>
      <text:p text:style-name="P1">ISAAC</text:p>
      <text:p text:style-name="P1">GERMAN</text:p>
      <text:p text:style-name="P1">JONATHAN</text:p>
      <text:p text:style-name="P1">PEDRO JOSE</text:p>
      <text:p text:style-name="P1">JOSE VICENTE</text:p>
      <text:p text:style-name="P1">MATEO</text:p>
      <text:p text:style-name="P1">MOHAMMED</text:p>
      <text:p text:style-name="P1">ABEL</text:p>
      <text:p text:style-name="P1">ERIC</text:p>
      <text:p text:style-name="P1">ASIER</text:p>
      <text:p text:style-name="P1">JOEL</text:p>
      <text:p text:style-name="P1">MOISES</text:p>
      <text:p text:style-name="P1">ADOLFO</text:p>
      <text:p text:style-name="P1">JUAN RAMON</text:p>
      <text:p text:style-name="P1">MIKEL</text:p>
      <text:p text:style-name="P1">SERGI</text:p>
      <text:p text:style-name="P1">CHRISTIAN</text:p>
      <text:p text:style-name="P1">JUAN PEDRO</text:p>
      <text:p text:style-name="P1">BENITO</text:p>
      <text:p text:style-name="P1">AHMED</text:p>
      <text:p text:style-name="P1">ISIDRO</text:p>
      <text:p text:style-name="P1">MANUEL JESUS</text:p>
      <text:p text:style-name="P1">IÑIGO</text:p>
      <text:p text:style-name="P1">UNAI</text:p>
      <text:p text:style-name="P1">ERNESTO</text:p>
      <text:p text:style-name="P1">BERNARDO</text:p>
      <text:p text:style-name="P1">GERARDO</text:p>
      <text:p text:style-name="P1">DARIO</text:p>
      <text:p text:style-name="P1">IZAN</text:p>
      <text:p text:style-name="P1">GERARD</text:p>
      <text:p text:style-name="P1">CARMELO</text:p>
      <text:p text:style-name="P1">MIQUEL</text:p>
      <text:p text:style-name="P1">JON</text:p>
      <text:p text:style-name="P1">ANTONIO MANUEL</text:p>
      <text:p text:style-name="P1">PASCUAL</text:p>
      <text:p text:style-name="P1">ISRAEL</text:p>
      <text:p text:style-name="P1">FEDERICO</text:p>
      <text:p text:style-name="P1">ORIOL</text:p>
      <text:p text:style-name="P1">FRANCESC</text:p>
      <text:p text:style-name="P1"><text:soft-page-break/>POL</text:p>
      <text:p text:style-name="P1">OMAR</text:p>
      <text:p text:style-name="P1">ELOY</text:p>
      <text:p text:style-name="P1">JONATAN</text:p>
      <text:p text:style-name="P1">ARNAU</text:p>
      <text:p text:style-name="P1">BRUNO</text:p>
      <text:p text:style-name="P1">BARTOLOME</text:p>
      <text:p text:style-name="P1">JESUS MANUEL</text:p>
      <text:p text:style-name="P1">JOSE ALBERTO</text:p>
      <text:p text:style-name="P1">MARCELINO</text:p>
      <text:p text:style-name="P1">JOSEP MARIA</text:p>
      <text:p text:style-name="P1">JUAN JESUS</text:p>
      <text:p text:style-name="P1">LUIS ALBERTO</text:p>
      <text:p text:style-name="P1">FERMIN</text:p>
      <text:p text:style-name="P1">PERE</text:p>
      <text:p text:style-name="P1">BENJAMIN</text:p>
      <text:p text:style-name="P1">IÑAKI</text:p>
      <text:p text:style-name="P1">AURELIO</text:p>
      <text:p text:style-name="P1">MARCO</text:p>
      <text:p text:style-name="P1">LLUIS</text:p>
      <text:p text:style-name="P1">ANTONI</text:p>
      <text:p text:style-name="P1">ADRIA</text:p>
      <text:p text:style-name="P1">ELIAS</text:p>
      <text:p text:style-name="P1">ROGER</text:p>
      <text:p text:style-name="P1">CARLES</text:p>
      <text:p text:style-name="P1">PEDRO ANTONIO</text:p>
      <text:p text:style-name="P1">KEVIN</text:p>
      <text:p text:style-name="P1">JOSE ENRIQUE</text:p>
      <text:p text:style-name="P1">MATIAS</text:p>
      <text:p text:style-name="P1">MARCO ANTONIO</text:p>
      <text:p text:style-name="P1">JUAN PABLO</text:p>
      <text:p text:style-name="P1">ALONSO</text:p>
      <text:p text:style-name="P1">EUSEBIO</text:p>
      <text:p text:style-name="P1">ANGEL LUIS</text:p>
      <text:p text:style-name="P1">JACINTO</text:p>
      <text:p text:style-name="P1">JUANIGNACIO</text:p>
      <text:p text:style-name="P1">CARLOS ALBERTO</text:p>
      <text:p text:style-name="P1">VICTORIANO</text:p>
      <text:p text:style-name="P1">GUILLEM</text:p>
      <text:p text:style-name="P1">JERONIMO</text:p>
      <text:p text:style-name="P1">FRANCISCOJESUS</text:p>
      <text:p text:style-name="P1">ADAM</text:p>
      <text:p text:style-name="P1">ANDER</text:p>
      <text:p text:style-name="P1">ALEXANDER</text:p>
      <text:p text:style-name="P1">ISIDOR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18:34:58.113058738</meta:creation-date>
    <meta:generator>LibreOffice/5.2.3.3$Linux_X86_64 LibreOffice_project/20m0$Build-3</meta:generator>
    <dc:date>2017-04-21T18:54:15.212298341</dc:date>
    <meta:editing-duration>PT19M18S</meta:editing-duration>
    <meta:editing-cycles>1</meta:editing-cycles>
    <meta:document-statistic meta:table-count="0" meta:image-count="0" meta:object-count="0" meta:page-count="4" meta:paragraph-count="200" meta:word-count="243" meta:character-count="1461" meta:non-whitespace-character-count="1418"/>
  </office:meta>
</office:document-meta>
</file>